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42df" officeooo:paragraph-rsid="000142df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142df" officeooo:paragraph-rsid="000142df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142df" officeooo:paragraph-rsid="0002525d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142df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27185" officeooo:paragraph-rsid="00027185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28ff5" officeooo:paragraph-rsid="00028ff5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48d78" officeooo:paragraph-rsid="00048d7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610b1" officeooo:paragraph-rsid="000610b1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73d46" officeooo:paragraph-rsid="00073d46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8b138" officeooo:paragraph-rsid="0008b138"/>
    </style:style>
    <style:style style:name="T1" style:family="text">
      <style:text-properties officeooo:rsid="000142df"/>
    </style:style>
    <style:style style:name="T2" style:family="text">
      <style:text-properties officeooo:rsid="000271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em</text:p>
      <text:list xml:id="list1561457259" text:style-name="L1">
        <text:list-item>
          <text:p text:style-name="P4"><text:span text:style-name="T1">Start</text:span></text:p>
        </text:list-item>
        <text:list-item>
          <text:p text:style-name="P2">Create global variables</text:p>
        </text:list-item>
        <text:list-item>
          <text:p text:style-name="P3">internalize global variables</text:p>
        </text:list-item>
        <text:list-item>
          <text:p text:style-name="P3"><text:span text:style-name="T2">initialize RFID reader</text:span></text:p>
        </text:list-item>
        <text:list-item>
          <text:p text:style-name="P5">initialize LCD</text:p>
        </text:list-item>
        <text:list-item>
          <text:p text:style-name="P5">initialize keypad</text:p>
        </text:list-item>
        <text:list-item>
          <text:p text:style-name="P6">initialize stepper motors</text:p>
        </text:list-item>
        <text:list-item>
          <text:p text:style-name="P6">if card detect</text:p>
        </text:list-item>
        <text:list-item>
          <text:p text:style-name="P6">check if detect card is admin or user</text:p>
        </text:list-item>
        <text:list-item>
          <text:p text:style-name="P6">if user card ask user select vehicle type</text:p>
        </text:list-item>
        <text:list-item>
          <text:p text:style-name="P7">user enter parking time </text:p>
        </text:list-item>
        <text:list-item>
          <text:p text:style-name="P8">parking charges show on display</text:p>
        </text:list-item>
        <text:list-item>
          <text:p text:style-name="P8">user confirm and car gets parked</text:p>
        </text:list-item>
        <text:list-item>
          <text:p text:style-name="P8">if card is Admin then user select options from recharge and time expired vehicles.</text:p>
        </text:list-item>
        <text:list-item>
          <text:p text:style-name="P9">If select recharge admin need to scan user card then admin enter amount to recharge</text:p>
        </text:list-item>
        <text:list-item>
          <text:p text:style-name="P9">if select expired vehicles admin can select vehicle to remove from parking slot</text:p>
        </text:list-item>
        <text:list-item>
          <text:p text:style-name="P10">goto 8</text:p>
        </text:list-item>
        <text:list-item>
          <text:p text:style-name="P10">sto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9:57:41.751000000</meta:creation-date>
    <dc:date>2019-02-23T11:43:46.932000000</dc:date>
    <meta:editing-duration>PT1H9S</meta:editing-duration>
    <meta:editing-cycles>1</meta:editing-cycles>
    <meta:document-statistic meta:table-count="0" meta:image-count="0" meta:object-count="0" meta:page-count="1" meta:paragraph-count="19" meta:word-count="115" meta:character-count="622" meta:non-whitespace-character-count="543"/>
    <meta:generator>LibreOffice/6.1.0.3$Windows_X86_64 LibreOffice_project/efb621ed25068d70781dc026f7e9c5187a4decd1</meta:generator>
  </office:meta>
</office:document-meta>
</file>